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77bc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1926C3BF250C1EA9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орисенко Арсеній</text:p>
          </table:table-cell>
          <table:table-cell table:style-name="Таблица1.C2" office:value-type="string">
            <text:p text:style-name="P29">1<text:span text:style-name="T7">0</text:span>-<text:span text:style-name="T9">Б</text:span></text:p>
          </table:table-cell>
          <table:table-cell table:style-name="Таблица1.D2" office:value-type="string">
            <text:p text:style-name="P72"><text:span text:style-name="T7">05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58487029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исочина Євгенія</text:p>
          </table:table-cell>
          <table:table-cell table:style-name="Таблица1.C3" office:value-type="string">
            <text:p text:style-name="P40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5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5595030514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Гладкова Марія</text:p>
          </table:table-cell>
          <table:table-cell table:style-name="Таблица1.C4" office:value-type="string">
            <text:p text:style-name="P40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5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57537824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рищенко Інна</text:p>
          </table:table-cell>
          <table:table-cell table:style-name="Таблица1.C5" office:value-type="string">
            <text:p text:style-name="P40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5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61072645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Євсюков Микита</text:p>
          </table:table-cell>
          <table:table-cell table:style-name="Таблица1.C6" office:value-type="string">
            <text:p text:style-name="P40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5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9323153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Єчкало Маргарита</text:p>
          </table:table-cell>
          <table:table-cell table:style-name="Таблица1.C7" office:value-type="string">
            <text:p text:style-name="P40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5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45252795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Іванова Катерина</text:p>
          </table:table-cell>
          <table:table-cell table:style-name="Таблица1.C8" office:value-type="string">
            <text:p text:style-name="P40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5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1026599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арпачов Сергій</text:p>
          </table:table-cell>
          <table:table-cell table:style-name="Таблица1.C9" office:value-type="string">
            <text:p text:style-name="P40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5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9527256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Кацен Анастасія</text:p>
          </table:table-cell>
          <table:table-cell table:style-name="Таблица1.C10" office:value-type="string">
            <text:p text:style-name="P40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5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146314896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лимчук Кристина</text:p>
          </table:table-cell>
          <table:table-cell table:style-name="Таблица1.C11" office:value-type="string">
            <text:p text:style-name="P40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5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58237567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Ковальська Анастасія</text:p>
          </table:table-cell>
          <table:table-cell table:style-name="Таблица1.C12" office:value-type="string">
            <text:p text:style-name="P40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5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60983388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Крісюк Неллі</text:p>
          </table:table-cell>
          <table:table-cell table:style-name="Таблица1.C13" office:value-type="string">
            <text:p text:style-name="P40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5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5652295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Куршубадзе Лоліта</text:p>
          </table:table-cell>
          <table:table-cell table:style-name="Таблица1.C14" office:value-type="string">
            <text:p text:style-name="P40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5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46792932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Левкович Ілля</text:p>
          </table:table-cell>
          <table:table-cell table:style-name="Таблица1.C15" office:value-type="string">
            <text:p text:style-name="P40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5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0057134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Лисенко Олег</text:p>
          </table:table-cell>
          <table:table-cell table:style-name="Таблица1.C16" office:value-type="string">
            <text:p text:style-name="P40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5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8176770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Лохматова Дар'я</text:p>
          </table:table-cell>
          <table:table-cell table:style-name="Таблица1.C17" office:value-type="string">
            <text:p text:style-name="P40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5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64962613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Манохіна Катерина</text:p>
          </table:table-cell>
          <table:table-cell table:style-name="Таблица1.C18" office:value-type="string">
            <text:p text:style-name="P40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5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47760384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Маркута Діана</text:p>
          </table:table-cell>
          <table:table-cell table:style-name="Таблица1.C19" office:value-type="string">
            <text:p text:style-name="P40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5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3296901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Підлужний Ілля</text:p>
          </table:table-cell>
          <table:table-cell table:style-name="Таблица1.C20" office:value-type="string">
            <text:p text:style-name="P40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5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45551932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Почтарьова Софія</text:p>
          </table:table-cell>
          <table:table-cell table:style-name="Таблица1.C21" office:value-type="string">
            <text:p text:style-name="P40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5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598465629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8">Пригода Надія</text:p>
          </table:table-cell>
          <table:table-cell table:style-name="Таблица1.C22" office:value-type="string">
            <text:p text:style-name="P40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5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><draw:frame draw:style-name="fr1" draw:name="Изображение23" text:anchor-type="paragraph" svg:x="0.203cm" svg:y="0.623cm" svg:width="1.953cm" svg:height="0.947cm" draw:z-index="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165302331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>Рожков Артем</text:p>
          </table:table-cell>
          <table:table-cell table:style-name="Таблица1.C23" office:value-type="string">
            <text:p text:style-name="P40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5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p text:style-name="P41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2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1513003578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1453793495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14733654528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1514738869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16381498271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61562125272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37372693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6780537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81654037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04416860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79659692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7241287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9034481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6452200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9806205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9396762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5132081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36198025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5844653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46712493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23700823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7713537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5567786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66765046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0810986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25706607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53119035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16830297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16748851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7039075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41782667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58755633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5166651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608555813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1499978023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5212101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2223178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4738934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088942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367793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2536377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022738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5317488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9497140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063234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4672729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4818938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4923304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2615579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421765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823144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4590375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4720084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656102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563658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9616599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5466972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163989446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57474791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65869626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58168639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6503748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61509985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4611875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4576928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58253334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5896141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149935281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6146012182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3305703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2725534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3701225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6824062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3820616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8275433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4055875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2412978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1857336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5503950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0811323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7751707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3853584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7808689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3929184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1142875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4318988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8347998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5343961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5192636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9355919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5690213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6880165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6510795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7073732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6788638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6754668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7265382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6596859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8249262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61070736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47266875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151270363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616257134634" text:continue-list="list81615127036395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3688478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4970311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120307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2748668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7112439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0000009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4065839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3913181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47660357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529884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847142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4918184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3258444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4819902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5316389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770617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113086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127155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4844349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5564343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48805480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7449337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162360793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5957233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65560983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67839011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55668400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47204353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149604583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614840544927" text:continue-list="list81614960458348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08530996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64824218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2197471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53877483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4013508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0915046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5840717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4864436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0617908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7166704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04551633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46896971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1627876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5944616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5409649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49597146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8268709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26158288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49788617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2673175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8529497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56500025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165579490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69002771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555653590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57027084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59311183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52736073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52453070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64134792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160966326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616366447185" text:continue-list="list81616096632653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7980122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2055406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4277367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197575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8505512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7329678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0667273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4079831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48083366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3134632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003267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4908719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9722935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2076390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761834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586156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0837683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2609430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5625306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1141220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4875779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507542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160091941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6830322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63688548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6960334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5951047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6122655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159584104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615693616403" text:continue-list="list81615958410476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9525139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6798596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3617824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6150350776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3276054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494568038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89348871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45928348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7654118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1520327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0133413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70194262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4945069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2110356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49966571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3483899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2407535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6312396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6956817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7793409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54027047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9954605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1610885893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53402399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59692007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68170771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55424974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49212329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534605716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165357519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615977222634" text:continue-list="list81616535751966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2955106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5696538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484649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2906602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4040243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4889569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8706521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6163423249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5552113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6738161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7725973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299833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3884106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683046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7181854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49833874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8580129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0472037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5270770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703919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2301013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9348956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5966634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166651815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149913265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170540999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16338393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165845787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616574105532" text:continue-list="list81616584578733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172090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658690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0462049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1234875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355270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7337591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724572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4193356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4254926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0435796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5336372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474868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670273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9740119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4384886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0681073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613761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9450626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7147604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060554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346049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54936563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16191704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16150316913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616978611455" text:continue-list="list81615031691325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1649970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4118464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70377935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4235664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7639176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2390784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1710429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1722811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212697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1957247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1683164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8324959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2921734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70495755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5570349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991639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6651724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8455705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53712236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70437290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7987438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0669730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5928798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169675799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616217411799" text:continue-list="list81616967579980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9543037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023552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988699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1906819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1174293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0231494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249988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700574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7033883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1887594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6160395004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2580841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153670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9838084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8782849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0158768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1624780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805561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72191794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58344562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878398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0188091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161030186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71031044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55858937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6655857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57773102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64374009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162483061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616850067267" text:continue-list="list81616248306171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265328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71720166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7687680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867946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772854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0005343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5962432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8033551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0515400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278998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2869646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2388074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518877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690643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71525215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2774717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72890674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6258767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6149900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9454039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55034238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7563529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164939792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65273788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6315108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54965643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6478071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60369617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52305905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53985444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16937449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617075762451" text:continue-list="list81616937449191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8701704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5552721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6847205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7010567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2843408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1893686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6561406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2137015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3592210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4434829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1795275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8994422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5881003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8756417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1296312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3380991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4376132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0411188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8262784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4622981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4284929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3990544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8013805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1100387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3060511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3257763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72626310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5632892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3856115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662028663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156843049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617344288696" text:continue-list="list81615684304943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7096758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72070999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0671619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6447361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8784842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979202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4677314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3790560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0213226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9842852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3874398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7140640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620782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359878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578399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747365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521758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5651462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8361888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112090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3345023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4413973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16457594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15823087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15873695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15680175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172312595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171455701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616361151527" text:continue-list="list81617145570124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9238199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1999518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4741689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5571220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2047091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5367358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1584029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7748751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2495882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2122873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6344427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2657017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8118333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0519728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3086900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9187229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3018702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4674536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6224696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6310435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0375344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5817754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9586262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9784419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61642811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5391631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72445825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159995327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616974553056" text:continue-list="list81615999532788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1199930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7062638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54918021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248016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59002048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961803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57700494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58724411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7610160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5156302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235309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6125912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0909453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6471798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0960023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6000936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55027715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7212363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7639779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5171135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884333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076517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16649404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5675505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7397360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75878379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5582384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66184653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75724321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6266500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7670918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65453776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15855087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616338444304" text:continue-list="list81615855087394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4581525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5775547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1839428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0399998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6566354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59057788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4169388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2107469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4999782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5358798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9517645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1230621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0752929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3605480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0535509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37152712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1429327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0213007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4908041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4205766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6848311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56552644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2684332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57077191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59969177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6042727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0963819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1256561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1286271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72643408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1157934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56487190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1630644252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15:40.004209592</dc:date>
    <meta:editing-duration>PT1H21M50S</meta:editing-duration>
    <meta:editing-cycles>15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